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P10" style:family="paragraph" style:parent-style-name="Standard">
      <style:text-properties officeooo:rsid="001a8575" officeooo:paragraph-rsid="001a8575"/>
    </style:style>
    <style:style style:name="T1" style:family="text">
      <style:text-properties officeooo:rsid="000e14e9"/>
    </style:style>
    <style:style style:name="T2" style:family="text">
      <style:text-properties officeooo:rsid="001828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text:p text:style-name="P9"/>
      <text:p text:style-name="P10">D6, D7: Rho = 100, no_birds = 5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23T21:16:15.083784460</dc:date>
    <meta:editing-duration>PT17M34S</meta:editing-duration>
    <meta:editing-cycles>11</meta:editing-cycles>
    <meta:document-statistic meta:table-count="0" meta:image-count="0" meta:object-count="0" meta:page-count="1" meta:paragraph-count="11" meta:word-count="314" meta:character-count="1794" meta:non-whitespace-character-count="1481"/>
  </office:meta>
</office:document-meta>
</file>